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f69" officeooo:paragraph-rsid="00160f69"/>
    </style:style>
    <style:style style:name="P2" style:family="paragraph" style:parent-style-name="Standard">
      <style:text-properties fo:font-weight="normal" officeooo:rsid="00160f69" officeooo:paragraph-rsid="00160f69" style:font-weight-asian="normal" style:font-weight-complex="normal"/>
    </style:style>
    <style:style style:name="P3" style:family="paragraph" style:parent-style-name="Standard">
      <style:text-properties fo:font-weight="normal" officeooo:rsid="0017b3a3" officeooo:paragraph-rsid="0017b3a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0% 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moj_program.c – <text:span text:style-name="T1">ZAŁĄCZNIK NR 1</text:span></text:p>
      <text:p text:style-name="P1"/>
      <text:p text:style-name="P1">#include&lt;stdlib.h&gt;</text:p>
      <text:p text:style-name="P1">#include&lt;stdio.h&gt;</text:p>
      <text:p text:style-name="P1">#include&lt;time.h&gt;</text:p>
      <text:p text:style-name="P1">#include"pomiar_czasu.h"</text:p>
      <text:p text:style-name="P1"/>
      <text:p text:style-name="P1">const int liczba = 100000;</text:p>
      <text:p text:style-name="P1"/>
      <text:p text:style-name="P1">int main(){</text:p>
      <text:p text:style-name="P1"/>
      <text:p text:style-name="P1"><text:s text:c="2"/>double a, b, c;</text:p>
      <text:p text:style-name="P1"><text:s text:c="2"/>int i,j,k,l;</text:p>
      <text:p text:style-name="P1"/>
      <text:p text:style-name="P1"><text:s text:c="2"/>k = -50000;</text:p>
      <text:p text:style-name="P1"><text:s text:c="2"/>inicjuj_czas();</text:p>
      <text:p text:style-name="P1"><text:s text:c="2"/>for(i=0;i&lt;liczba;i++){</text:p>
      <text:p text:style-name="P1"/>
      <text:p text:style-name="P1"><text:s text:c="4"/>printf("%d ",k+i);</text:p>
      <text:p text:style-name="P1"/>
      <text:p text:style-name="P1"><text:s text:c="2"/>}</text:p>
      <text:p text:style-name="P1"><text:s text:c="2"/>printf("\n");</text:p>
      <text:p text:style-name="P1"><text:s text:c="2"/>printf("Czas wykonania %d operacji wejscia/wyjscia: \n",liczba);</text:p>
      <text:p text:style-name="P1"><text:s text:c="2"/>drukuj_czas();</text:p>
      <text:p text:style-name="P1"/>
      <text:p text:style-name="P1"><text:s text:c="2"/>a = 1.000001;</text:p>
      <text:p text:style-name="P1"><text:s text:c="2"/>double t1 = czas_zegara();</text:p>
      <text:p text:style-name="P1"><text:s text:c="2"/>double t2 = czas_CPU();</text:p>
      <text:p text:style-name="P1"><text:s text:c="2"/>for(i=0;i&lt;liczba;i++){</text:p>
      <text:p text:style-name="P1"/>
      <text:p text:style-name="P1"><text:s text:c="4"/>a = 1.000001*a+0.000001;</text:p>
      <text:p text:style-name="P1"/>
      <text:p text:style-name="P1"><text:s text:c="2"/>}</text:p>
      <text:p text:style-name="P1"><text:s text:c="2"/>printf("Wynik operacji arytmetycznych: %lf\n", a);</text:p>
      <text:p text:style-name="P1"><text:s text:c="2"/>printf("Czas wykonania %d operacji arytmetycznych: \n",liczba);</text:p>
      <text:p text:style-name="P1"><text:s text:c="2"/>t1 = czas_zegara() - t1;</text:p>
      <text:p text:style-name="P1"><text:s text:c="2"/>t2 = czas_CPU() - t2;</text:p>
      <text:p text:style-name="P1"><text:s text:c="2"/>printf("Czas_CPU: %lf\n",t2);</text:p>
      <text:p text:style-name="P1"><text:s text:c="2"/>printf("Czas_zegara: %lf\n",t1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kefile – <text:span text:style-name="T1">ZAŁĄCZNIK NR 2</text:span></text:p>
      <text:p text:style-name="P1"><text:span text:style-name="T1"/></text:p>
      <text:p text:style-name="P2"># kompilator c</text:p>
      <text:p text:style-name="P2">CCOMP = gcc</text:p>
      <text:p text:style-name="P2"/>
      <text:p text:style-name="P2"># konsolidator</text:p>
      <text:p text:style-name="P2">LOADER = gcc</text:p>
      <text:p text:style-name="P2"/>
      <text:p text:style-name="P2"># opcje optymalizacji:</text:p>
      <text:p text:style-name="P2"># wersja do debugowania</text:p>
      <text:p text:style-name="P2">OPT = -g -DDEBUG</text:p>
      <text:p text:style-name="P2"># wersja zoptymalizowana do mierzenia czasu</text:p>
      <text:p text:style-name="P2"># OPT = -O3</text:p>
      <text:p text:style-name="P2"/>
      <text:p text:style-name="P2"># pliki naglowkowe</text:p>
      <text:p text:style-name="P2">#INC = -I../pomiar_czasu</text:p>
      <text:p text:style-name="P2"/>
      <text:p text:style-name="P2"># biblioteki</text:p>
      <text:p text:style-name="P2">#LIB = -L../pomiar_czasu -lm</text:p>
      <text:p text:style-name="P2"/>
      <text:p text:style-name="P2"># zaleznosci i komendy</text:p>
      <text:p text:style-name="P2">run: moj_program clean</text:p>
      <text:p text:style-name="P2"><text:tab/>./moj_program</text:p>
      <text:p text:style-name="P2"/>
      <text:p text:style-name="P2">moj_program: moj_program.o pomiar_czasu.o</text:p>
      <text:p text:style-name="P2"><text:tab/>$(LOADER) $(OPT) moj_program.o pomiar_czasu.o -o moj_program $(LIB)</text:p>
      <text:p text:style-name="P2"/>
      <text:p text:style-name="P2"># jak uzyskac plik moj_program.o ?</text:p>
      <text:p text:style-name="P2">moj_program.o: moj_program.c pomiar_czasu.h</text:p>
      <text:p text:style-name="P2"><text:tab/>$(CCOMP) -c $(OPT) moj_program.c</text:p>
      <text:p text:style-name="P2"/>
      <text:p text:style-name="P2">pomiar_czasu.o: pomiar_czasu.c pomiar_czasu.h</text:p>
      <text:p text:style-name="P2"><text:tab/>$(CCOMP) -c $(OPT) pomiar_czasu.c</text:p>
      <text:p text:style-name="P2"/>
      <text:p text:style-name="P2">clean:</text:p>
      <text:p text:style-name="P2"><text:tab/>rm -f *.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Makefile – <text:span text:style-name="T4">ZAŁĄCZNIK NR 3</text:span></text:p>
      <text:p text:style-name="P3"><text:span text:style-name="T4"/></text:p>
      <text:p text:style-name="P3"># kompilator c</text:p>
      <text:p text:style-name="P3">CCOMP = gcc</text:p>
      <text:p text:style-name="P3"/>
      <text:p text:style-name="P3"># konsolidator</text:p>
      <text:p text:style-name="P3">LOADER = gcc</text:p>
      <text:p text:style-name="P3"/>
      <text:p text:style-name="P3"># opcje optymalizacji:</text:p>
      <text:p text:style-name="P3"># wersja do debugowania</text:p>
      <text:p text:style-name="P3">#OPT = -g -DDEBUG</text:p>
      <text:p text:style-name="P3"># wersja zoptymalizowana do mierzenia czasu</text:p>
      <text:p text:style-name="P3">OPT = -O3</text:p>
      <text:p text:style-name="P3"/>
      <text:p text:style-name="P3"># pliki naglowkowe</text:p>
      <text:p text:style-name="P3">INC = -I../pomiar_czasu</text:p>
      <text:p text:style-name="P3"/>
      <text:p text:style-name="P3"># biblioteki</text:p>
      <text:p text:style-name="P3">LIB = -L../pomiar_czasu -lpomiar_czasu -lm</text:p>
      <text:p text:style-name="P3"/>
      <text:p text:style-name="P3"># zaleznosci i komendy</text:p>
      <text:p text:style-name="P3">run: moj_program clean</text:p>
      <text:p text:style-name="P3"><text:tab/>./moj_program</text:p>
      <text:p text:style-name="P3"/>
      <text:p text:style-name="P3">moj_program: moj_program.o</text:p>
      <text:p text:style-name="P3"><text:tab/>$(LOADER) $(OPT) moj_program.o -o moj_program $(LIB)</text:p>
      <text:p text:style-name="P3"/>
      <text:p text:style-name="P3"># jak uzyskac plik moj_program.o ?</text:p>
      <text:p text:style-name="P3">moj_program.o: moj_program.c</text:p>
      <text:p text:style-name="P3"><text:tab/>$(CCOMP) -c $(OPT) moj_program.c $(INC)</text:p>
      <text:p text:style-name="P3"/>
      <text:p text:style-name="P3">clean:</text:p>
      <text:p text:style-name="P3"><text:tab/>rm -f *.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9:50:03.999014570</meta:creation-date>
    <dc:date>2016-10-11T10:20:38.899916308</dc:date>
    <meta:editing-duration>PT20M24S</meta:editing-duration>
    <meta:editing-cycles>1</meta:editing-cycles>
    <meta:document-statistic meta:table-count="0" meta:image-count="0" meta:object-count="0" meta:page-count="3" meta:paragraph-count="80" meta:word-count="251" meta:character-count="1897" meta:non-whitespace-character-count="1666"/>
    <meta:generator>LibreOffice/5.1.4.2$Linux_X86_64 LibreOffice_project/10m0$Build-2</meta:generator>
  </office:meta>
</office:document-meta>
</file>